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70416666666667cm"/>
    </style:style>
    <style:style style:name="co3" style:family="table-column">
      <style:table-column-properties fo:break-before="auto" style:column-width="3.571875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2.67229166666667cm"/>
    </style:style>
    <style:style style:name="co7" style:family="table-column">
      <style:table-column-properties fo:break-before="auto" style:column-width="4.97416666666667cm"/>
    </style:style>
    <style:style style:name="co8" style:family="table-column">
      <style:table-column-properties fo:break-before="auto" style:column-width="2.72520833333333cm"/>
    </style:style>
    <style:style style:name="co9" style:family="table-column">
      <style:table-column-properties fo:break-before="auto" style:column-width="4.47145833333333cm"/>
    </style:style>
    <style:style style:name="co10" style:family="table-column">
      <style:table-column-properties fo:break-before="auto" style:column-width="3.12208333333333cm"/>
    </style:style>
    <style:style style:name="co11" style:family="table-column">
      <style:table-column-properties fo:break-before="auto" style:column-width="7.83166666666667cm"/>
    </style:style>
    <style:style style:name="co12" style:family="table-column">
      <style:table-column-properties fo:break-before="auto" style:column-width="2.51354166666667cm"/>
    </style:style>
    <style:style style:name="co13" style:family="table-column">
      <style:table-column-properties fo:break-before="auto" style:column-width="4.92125cm"/>
    </style:style>
    <style:style style:name="co14" style:family="table-column">
      <style:table-column-properties fo:break-before="auto" style:column-width="2.69875cm"/>
    </style:style>
    <style:style style:name="co15" style:family="table-column">
      <style:table-column-properties fo:break-before="auto" style:column-width="2.8575cm"/>
    </style:style>
    <style:style style:name="co16" style:family="table-column">
      <style:table-column-properties fo:break-before="auto" style:column-width="2.778125cm"/>
    </style:style>
    <style:style style:name="co17" style:family="table-column">
      <style:table-column-properties fo:break-before="auto" style:column-width="3.04270833333333cm"/>
    </style:style>
    <style:style style:name="co18" style:family="table-column">
      <style:table-column-properties fo:break-before="auto" style:column-width="2.59291666666667cm"/>
    </style:style>
    <style:style style:name="co19" style:family="table-column">
      <style:table-column-properties fo:break-before="auto" style:column-width="2.64583333333333cm"/>
    </style:style>
    <style:style style:name="co20" style:family="table-column">
      <style:table-column-properties fo:break-before="auto" style:column-width="4.1275cm"/>
    </style:style>
    <style:style style:name="co21" style:family="table-column">
      <style:table-column-properties fo:break-before="auto" style:column-width="3.1485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ider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ame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  <table:table table:name="restaurants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restaurant_name</text:p>
          </table:table-cell>
          <table:table-cell office:value-type="string" table:style-name="ce1">
            <text:p>location_id</text:p>
          </table:table-cell>
          <table:table-cell office:value-type="string" table:style-name="ce1">
            <text:p>credits</text:p>
          </table:table-cell>
          <table:table-cell office:value-type="string" table:style-name="ce1">
            <text:p>menu_id</text:p>
          </table:table-cell>
          <table:table-cell office:value-type="string" table:style-name="ce1">
            <text:p>activ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urger Express</text:p>
          </table:table-cell>
          <table:table-cell office:value-type="string" table:style-name="ce1">
            <text:p>Mirpur</text:p>
          </table:table-cell>
          <table:table-cell office:value-type="float" office:value="5000" table:style-name="ce1">
            <text:p>5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izzaburg Uttara</text:p>
          </table:table-cell>
          <table:table-cell office:value-type="string" table:style-name="ce1">
            <text:p>Uttara</text:p>
          </table:table-cell>
          <table:table-cell office:value-type="float" office:value="10000" table:style-name="ce1">
            <text:p>10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y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merican Cuisine</text:p>
          </table:table-cell>
          <table:table-cell office:value-type="string" table:style-name="ce1">
            <text:p>Dhanmondi</text:p>
          </table:table-cell>
          <table:table-cell office:value-type="float" office:value="8000" table:style-name="ce1">
            <text:p>8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lhi Darbar</text:p>
          </table:table-cell>
          <table:table-cell office:value-type="string" table:style-name="ce1">
            <text:p>Mirpur</text:p>
          </table:table-cell>
          <table:table-cell office:value-type="float" office:value="5000" table:style-name="ce1">
            <text:p>5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y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fz's Kitchen</text:p>
          </table:table-cell>
          <table:table-cell office:value-type="string" table:style-name="ce1">
            <text:p>Mirpur</text:p>
          </table:table-cell>
          <table:table-cell office:value-type="float" office:value="1000" table:style-name="ce1">
            <text:p>1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y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esh Juice Corner</text:p>
          </table:table-cell>
          <table:table-cell office:value-type="string" table:style-name="ce1">
            <text:p>Dhanmondi</text:p>
          </table:table-cell>
          <table:table-cell office:value-type="float" office:value="1000" table:style-name="ce1">
            <text:p>100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es</text:p>
          </table:table-cell>
          <table:table-cell table:number-columns-repeated="16379"/>
        </table:table-row>
        <table:table-row table:number-rows-repeated="1048569" table:style-name="ro1">
          <table:table-cell table:number-columns-repeated="16384"/>
        </table:table-row>
      </table:table>
      <table:table table:name="admi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full_name</text:p>
          </table:table-cell>
          <table:table-cell office:value-type="string" table:style-name="ce1">
            <text:p>username</text:p>
          </table:table-cell>
          <table:table-cell office:value-type="string" table:style-name="ce1">
            <text:p>password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mirul Islam Alif</text:p>
          </table:table-cell>
          <table:table-cell office:value-type="string" table:style-name="ce1">
            <text:p>alif015</text:p>
          </table:table-cell>
          <table:table-cell office:value-type="float" office:value="1234" table:style-name="ce1">
            <text:p>123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Gazi Fardin Zafor Suvro</text:p>
          </table:table-cell>
          <table:table-cell office:value-type="string" table:style-name="ce1">
            <text:p>Suvro020</text:p>
          </table:table-cell>
          <table:table-cell office:value-type="float" office:value="1234" table:style-name="ce1">
            <text:p>1234</text:p>
          </table:table-cell>
          <table:table-cell table:number-columns-repeated="16380"/>
        </table:table-row>
        <table:table-row table:number-rows-repeated="1048573" table:style-name="ro1">
          <table:table-cell table:number-columns-repeated="16384"/>
        </table:table-row>
      </table:table>
      <table:table table:name="food_item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price</text:p>
          </table:table-cell>
          <table:table-cell office:value-type="string" table:style-name="ce2">
            <text:p>category</text:p>
          </table:table-cell>
          <table:table-cell office:value-type="string" table:style-name="ce2">
            <text:p>menu_id</text:p>
          </table:table-cell>
          <table:table-cell office:value-type="string" table:style-name="ce2">
            <text:p>img_address</text:p>
          </table:table-cell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2">
            <text:p>Chicken burger</text:p>
          </table:table-cell>
          <table:table-cell office:value-type="float" office:value="200" table:style-name="ce2">
            <text:p>200</text:p>
          </table:table-cell>
          <table:table-cell office:value-type="string" table:style-name="ce2">
            <text:p>Burger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mages/foods/chicken_burger.jpg</text:p>
          </table:table-cell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2">
            <text:p>Beef Burger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Burger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images/foods/beef_burger.jpg</text:p>
          </table:table-cell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2">
            <text:p>Double Patyy Burger</text:p>
          </table:table-cell>
          <table:table-cell office:value-type="float" office:value="350" table:style-name="ce2">
            <text:p>350</text:p>
          </table:table-cell>
          <table:table-cell office:value-type="string" table:style-name="ce2">
            <text:p>Burger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mages/foods/double_patty_burger.jpg</text:p>
          </table:table-cell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2">
            <text:p>Italian Pizza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Pizz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mages/foods/italian_pizza.jpg</text:p>
          </table:table-cell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2">
            <text:p>American Hamburger</text:p>
          </table:table-cell>
          <table:table-cell office:value-type="float" office:value="200" table:style-name="ce2">
            <text:p>200</text:p>
          </table:table-cell>
          <table:table-cell office:value-type="string" table:style-name="ce2">
            <text:p>Burger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images/foods/american_hamburger.jpg</text:p>
          </table:table-cell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2">
            <text:p>Crispy Fried Chicken</text:p>
          </table:table-cell>
          <table:table-cell office:value-type="float" office:value="90" table:style-name="ce2">
            <text:p>90</text:p>
          </table:table-cell>
          <table:table-cell office:value-type="string" table:style-name="ce2">
            <text:p>Fries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images/foods/crispy_fried_chicken.png</text:p>
          </table:table-cell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2">
            <text:p>American Champagne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Drinks and beverages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images/foods/american_champagne.jpg</text:p>
          </table:table-cell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2">
            <text:p>Six Paty Burger</text:p>
          </table:table-cell>
          <table:table-cell office:value-type="float" office:value="600" table:style-name="ce2">
            <text:p>600</text:p>
          </table:table-cell>
          <table:table-cell office:value-type="string" table:style-name="ce2">
            <text:p>Burger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mages/foods/six_patty_burger.jpg</text:p>
          </table:table-cell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2">
            <text:p>Meatball Pizza</text:p>
          </table:table-cell>
          <table:table-cell office:value-type="float" office:value="600" table:style-name="ce2">
            <text:p>600</text:p>
          </table:table-cell>
          <table:table-cell office:value-type="string" table:style-name="ce2">
            <text:p>Pizz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images/foods/meatball_pizza.jpg</text:p>
          </table:table-cell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2">
            <text:p>Swarma Rice Plaater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Platter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images/foods/swarma_rice_platter.jpg</text:p>
          </table:table-cell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2">
            <text:p>Dosa Platter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Platter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images/foods/dosa_platter.jpg</text:p>
          </table:table-cell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2">
            <text:p>Raj Kachori</text:p>
          </table:table-cell>
          <table:table-cell office:value-type="float" office:value="350" table:style-name="ce2">
            <text:p>350</text:p>
          </table:table-cell>
          <table:table-cell office:value-type="string" table:style-name="ce2">
            <text:p>Appetizer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images/foods/raj_kachori.jpg</text:p>
          </table:table-cell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2">
            <text:p>Hydrabado Biriyani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Rice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images/foods/hydrabadi_biriyani.jpg</text:p>
          </table:table-cell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2">
            <text:p>South Indian Platter</text:p>
          </table:table-cell>
          <table:table-cell office:value-type="float" office:value="600" table:style-name="ce2">
            <text:p>600</text:p>
          </table:table-cell>
          <table:table-cell office:value-type="string" table:style-name="ce2">
            <text:p>Platter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images/foods/south_indian_platter.jpg</text:p>
          </table:table-cell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2">
            <text:p>Tandoori Naan Platter</text:p>
          </table:table-cell>
          <table:table-cell office:value-type="float" office:value="350" table:style-name="ce2">
            <text:p>350</text:p>
          </table:table-cell>
          <table:table-cell office:value-type="string" table:style-name="ce2">
            <text:p>Platter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images/foods/tandoori_naan_platter.jpg</text:p>
          </table:table-cell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2">
            <text:p>Lassi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Drinks and beverages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images/foods/lassi.png</text:p>
          </table:table-cell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2">
            <text:p>Gfz's Crispy Fried Chicken</text:p>
          </table:table-cell>
          <table:table-cell office:value-type="float" office:value="80" table:style-name="ce2">
            <text:p>80</text:p>
          </table:table-cell>
          <table:table-cell office:value-type="string" table:style-name="ce2">
            <text:p>Fries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images/foods/crispy_fried_chicken.png</text:p>
          </table:table-cell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2">
            <text:p>Gfz's Rice Bowl Platter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Platter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images/foods/gfzs_rice_bowl.jpg</text:p>
          </table:table-cell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2">
            <text:p>Mango Juice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Drinks and beverage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images/foods/mango_juice.jpg</text:p>
          </table:table-cell>
          <table:table-cell table:number-columns-repeated="3" table:style-name="ce2"/>
          <table:table-cell table:number-columns-repeated="16376"/>
        </table:table-row>
        <table:table-row table:number-rows-repeated="2" table:style-name="ro1">
          <table:table-cell table:number-columns-repeated="8" table:style-name="ce2"/>
          <table:table-cell table:number-columns-repeated="16376"/>
        </table:table-row>
        <table:table-row table:number-rows-repeated="1048554" table:style-name="ro1">
          <table:table-cell table:number-columns-repeated="16384"/>
        </table:table-row>
      </table:table>
      <table:table table:name="consists_of" table:style-name="ta1">
        <table:table-column table:style-name="co12" table:default-cell-style-name="ce1"/>
        <table:table-column table:style-name="co13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2">
            <text:p>menuid</text:p>
          </table:table-cell>
          <table:table-cell office:value-type="string" table:style-name="ce2">
            <text:p>name</text:p>
          </table:table-cell>
          <table:table-cell table:number-columns-repeated="1638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Chicken burger</text:p>
          </table:table-cell>
          <table:table-cell table:number-columns-repeated="1638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ouble Patyy Burger</text:p>
          </table:table-cell>
          <table:table-cell table:number-columns-repeated="1638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Italian Pizza</text:p>
          </table:table-cell>
          <table:table-cell table:number-columns-repeated="1638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Meatball Pizza</text:p>
          </table:table-cell>
          <table:table-cell table:number-columns-repeated="1638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Beef Burger</text:p>
          </table:table-cell>
          <table:table-cell table:number-columns-repeated="1638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American Hamburger</text:p>
          </table:table-cell>
          <table:table-cell table:number-columns-repeated="1638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Crispy Fried Chicken</text:p>
          </table:table-cell>
          <table:table-cell table:number-columns-repeated="1638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American Champagne</text:p>
          </table:table-cell>
          <table:table-cell table:number-columns-repeated="1638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ix Paty Burger</text:p>
          </table:table-cell>
          <table:table-cell table:number-columns-repeated="1638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Meatball Pizza</text:p>
          </table:table-cell>
          <table:table-cell table:number-columns-repeated="1638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Swarma Rice Plaater</text:p>
          </table:table-cell>
          <table:table-cell table:number-columns-repeated="1638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Dosa Platter</text:p>
          </table:table-cell>
          <table:table-cell table:number-columns-repeated="1638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Raj Kachori</text:p>
          </table:table-cell>
          <table:table-cell table:number-columns-repeated="1638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Hydrabado Biriyani</text:p>
          </table:table-cell>
          <table:table-cell table:number-columns-repeated="1638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South Indian Platter</text:p>
          </table:table-cell>
          <table:table-cell table:number-columns-repeated="1638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Tandoori Naan Platter</text:p>
          </table:table-cell>
          <table:table-cell table:number-columns-repeated="1638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Lassi</text:p>
          </table:table-cell>
          <table:table-cell table:number-columns-repeated="16382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Gfz's Crispy Fried Chicken</text:p>
          </table:table-cell>
          <table:table-cell table:number-columns-repeated="16382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Gfz's Rice Bowl Platter</text:p>
          </table:table-cell>
          <table:table-cell table:number-columns-repeated="1638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Mango Juice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customer" table:style-name="ta1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" table:default-cell-style-name="ce1"/>
        <table:table-column table:style-name="co14" table:default-cell-style-name="ce1"/>
        <table:table-column table:style-name="co21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1">
            <text:p>customer_id</text:p>
          </table:table-cell>
          <table:table-cell office:value-type="string" table:style-name="ce1">
            <text:p>first_name</text:p>
          </table:table-cell>
          <table:table-cell office:value-type="string" table:style-name="ce1">
            <text:p>last_name</text:p>
          </table:table-cell>
          <table:table-cell office:value-type="string" table:style-name="ce1">
            <text:p>house</text:p>
          </table:table-cell>
          <table:table-cell office:value-type="string" table:style-name="ce1">
            <text:p>road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city</text:p>
          </table:table-cell>
          <table:table-cell office:value-type="string" table:style-name="ce1">
            <text:p>phone<text:s/>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credits</text:p>
          </table:table-cell>
          <table:table-cell office:value-type="string" table:style-name="ce1">
            <text:p>previous_orders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sif</text:p>
          </table:table-cell>
          <table:table-cell office:value-type="string" table:style-name="ce1">
            <text:p>Azad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Paltan</text:p>
          </table:table-cell>
          <table:table-cell office:value-type="string" table:style-name="ce1">
            <text:p>Dhaka</text:p>
          </table:table-cell>
          <table:table-cell office:value-type="float" office:value="1303030303" table:style-name="ce1">
            <text:p>1303030303</text:p>
          </table:table-cell>
          <table:table-cell office:value-type="string" table:style-name="ce3">
            <text:p><text:a xlink:href="mailto:aa234@gmail.com">aa234@gmail.com</text:a></text:p>
          </table:table-cell>
          <table:table-cell office:value-type="float" office:value="1000" table:style-name="ce1">
            <text:p>1000</text:p>
          </table:table-cell>
          <table:table-cell table:number-columns-repeated="16374" table:style-name="ce1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Chess Engine</dc:creator>
    <meta:creation-date>2015-06-05T18:17:20Z</meta:creation-date>
    <dc:date>2022-08-10T07:38:06Z</dc:date>
  </office:meta>
</office:document-meta>
</file>